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he Operational Semantics of Git</text:title></text:p>
      <text:p text:style-name="Org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06f804">1. Models</text:a></text:p>
          <text:p text:style-name="Contents_20_2"><text:a xlink:type="simple" xlink:href="#org72d48a4">1.1. Interactive Backup Machine</text:a></text:p>
          <text:p text:style-name="Contents_20_2"><text:a xlink:type="simple" xlink:href="#org7b1cddd">1.2. Automatic Backup Machine</text:a></text:p>
          <text:p text:style-name="Contents_20_2"><text:a xlink:type="simple" xlink:href="#orgb9d5eda">1.3. Version Control Machine</text:a></text:p>
        </text:index-body>
      </text:table-of-content>
      <text:h text:style-name="Heading_20_1" text:outline-level="1" text:is-list-header="false">
<text:bookmark-start text:name="OrgXref.org506f804"/>
<text:bookmark text:name="org506f804"/>Models
<text:bookmark-end text:name="OrgXref.org506f804"/></text:h>
      <text:h text:style-name="Heading_20_2" text:outline-level="2" text:is-list-header="false">
<text:bookmark-start text:name="OrgXref.org72d48a4"/>
<text:bookmark text:name="org72d48a4"/>Interactive Backup Machine
<text:bookmark-end text:name="OrgXref.org72d48a4"/></text:h>
      <text:h text:style-name="Heading_20_2" text:outline-level="2" text:is-list-header="false">
<text:bookmark-start text:name="OrgXref.org7b1cddd"/>
<text:bookmark text:name="org7b1cddd"/>Automatic Backup Machine
<text:bookmark-end text:name="OrgXref.org7b1cddd"/></text:h>
      <text:h text:style-name="Heading_20_2" text:outline-level="2" text:is-list-header="false">
<text:bookmark-start text:name="OrgXref.orgb9d5eda"/>
<text:bookmark text:name="orgb9d5eda"/>Version Control Machine
<text:bookmark-end text:name="OrgXref.orgb9d5eda"/></text:h>
      <text:p text:style-name="Text_20_body">bibliography:base.bib bibliographystyle:ACM-Reference-Format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JS Pranavasri</dc:creator>
    <meta:initial-creator>VJS Pranavasri</meta:initial-creator>
    <dc:date>2022-11-10T15:53:26</dc:date>
    <meta:creation-date>2022-11-10T15:53:26</meta:creation-date>
    <meta:generator>Emacs 28.1 (Org mode 9.6)</meta:generator>
    <meta:keyword/>
    <dc:subject/>
    <dc:title>The Operational Semantics of Git</dc:title>
  </office:meta>
</office:document-meta>
</file>